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cbbd" officeooo:paragraph-rsid="000fcbbd"/>
    </style:style>
    <style:style style:name="P2" style:family="paragraph" style:parent-style-name="Standard">
      <style:text-properties officeooo:rsid="0011a38d" officeooo:paragraph-rsid="000fcbbd"/>
    </style:style>
    <style:style style:name="P3" style:family="paragraph" style:parent-style-name="Standard">
      <style:text-properties officeooo:rsid="000fcbbd" officeooo:paragraph-rsid="000fcbbd"/>
    </style:style>
    <style:style style:name="P4" style:family="paragraph" style:parent-style-name="Standard">
      <style:text-properties officeooo:rsid="001355d9" officeooo:paragraph-rsid="001355d9"/>
    </style:style>
    <style:style style:name="P5" style:family="paragraph" style:parent-style-name="Standard">
      <style:text-properties officeooo:rsid="001355d9" officeooo:paragraph-rsid="0014c9ab"/>
    </style:style>
    <style:style style:name="T1" style:family="text">
      <style:text-properties officeooo:rsid="001063b9"/>
    </style:style>
    <style:style style:name="T2" style:family="text">
      <style:text-properties officeooo:rsid="00114fb8"/>
    </style:style>
    <style:style style:name="T3" style:family="text">
      <style:text-properties officeooo:rsid="001355d9"/>
    </style:style>
    <style:style style:name="T4" style:family="text">
      <style:text-properties officeooo:rsid="0014c9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Formulários </text:p>
      <text:p text:style-name="P1"/>
      <text:p text:style-name="P1"><text:tab/>Para criarmos um formulário, devemos primeiramente inserir a tag form, posteriormente, criamos um parágrafo e dentro dele, Inserimos o nome do campo, por exp: digite seu nome completo e depois disso, nós inserimos um input dentro do parágrafo, que pode ser de vários tipos. E dentro do input, também podemos colocar um nome usando a tag name e um id, para configurar as css</text:p>
      <text:p text:style-name="P1"><text:tab/>Quando usamos a tag input do tipo type”submit”, aparecera uma area escrita como value=””, onde dentro, podemos escrever a palavra enviar</text:p>
      <text:p text:style-name="P1"><text:tab/><text:span text:style-name="T3">podemos usar o input type=”reset” value=”x”, para limparmos os dados do formulário.</text:span></text:p>
      <text:p text:style-name="P1"><text:tab/><text:span text:style-name="T3">Devemos usar a tag required, para obrigarmos o usuário preencher o formulário.</text:span></text:p>
      <text:p text:style-name="P1"><text:tab/><text:span text:style-name="T1">Podemos desativar a sugestão de preenchimento de formulário usando as “tags autocomplete”= “off”</text:span></text:p>
      <text:p text:style-name="P1"><text:tab/><text:span text:style-name="T2">Devemos usar a tag label para fazer a relação entre qual o objeto de formulário(nome) e qual é a etiqueta dele</text:span></text:p>
      <text:p text:style-name="P2"><text:tab/>Existem dois metodos para a ocultação de envio de formulário o method=”get” e o method=”post”. O get serve para quando os dados não forem sigilosos, por exemplo, nome, peso idade. E o post usamos para quando queremos coletar dados mais pessoais, CPF, CEP, RG, etc.</text:p>
      <text:p text:style-name="P2"><text:tab/><text:span text:style-name="T3">Podemos no form inserir um autocomplete=”on” e depois no parágrafo, podemos inserir autocomplete=”Username”, para que o navegador indique apenas nomes, podemos támbém, usar o autocomplete=”Current-password”, para o navegador indicar a senha atual e por fim, podemos indicar o autocomplete=”New-password”</text:span></text:p>
      <text:p text:style-name="P4"><text:tab/>As tags maxlength=”x” e minlenght=”x”, servem para indicarmos o máximo e o mínimo de caracteres que determinado formulario deve ter.</text:p>
      <text:p text:style-name="P4"><text:tab/>A tag size, serve para que limitemos o número de caractéres que serão exibidos no formulário.</text:p>
      <text:p text:style-name="P4"><text:tab/>Podemos usar a tag placeholder, para deixarmos uma mensagem usuário, dentro do formulário, por exemplo, “digite seu nome aqui”</text:p>
      <text:p text:style-name="P4"><text:tab/><text:span text:style-name="T4">podemos usar o min e max para definir o número máximo de números, que a senha poderá receber.</text:span></text:p>
      <text:p text:style-name="P5"><text:tab/><text:span text:style-name="T4">Podemos também, inserir, meses, datas e horas, usando primeiramente um label, e posteriormente um &lt;input type=”month”&gt;, &lt;input type=”date”&gt;,&lt;input type=”time”&gt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1T13:29:58.653000000</meta:creation-date>
    <dc:date>2022-11-02T22:51:53.367000000</dc:date>
    <meta:editing-duration>PT3H12M55S</meta:editing-duration>
    <meta:editing-cycles>6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4" meta:word-count="320" meta:character-count="2077" meta:non-whitespace-character-count="1751"/>
  </office:meta>
</office:document-meta>
</file>